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1B76A4DAD31.jpg"/>
  <manifest:file-entry manifest:media-type="image/jpeg" manifest:full-path="Pictures/10000000000003C20000001F0BA4A101.jpg"/>
  <manifest:file-entry manifest:media-type="image/png" manifest:full-path="Pictures/10000000000000DC000000385010F92F.png"/>
  <manifest:file-entry manifest:media-type="image/png" manifest:full-path="Pictures/100002010000008700000035556C70B2.png"/>
  <manifest:file-entry manifest:media-type="image/jpeg" manifest:full-path="Pictures/10000000000003C0000002D009CA6FC9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1.352cm" fo:min-width="14.04cm"/>
    </style:style>
    <style:style style:name="pr1" style:family="presentation" style:parent-style-name="Titel-title">
      <style:graphic-properties draw:stroke="none" draw:fill="none" draw:fill-color="#ffffff" draw:textarea-vertical-align="top" fo:min-height="2.63cm" draw:shadow="hidden"/>
    </style:style>
    <style:style style:name="pr2" style:family="presentation" style:parent-style-name="Titel-subtitle">
      <style:graphic-properties draw:stroke="none" draw:fill="none" draw:fill-color="#ffffff" fo:min-height="3.177cm" draw:shadow="hidden"/>
    </style:style>
    <style:style style:name="pr3" style:family="presentation" style:parent-style-name="Titel-notes">
      <style:graphic-properties draw:fill-color="#ffffff" fo:min-height="12.331cm"/>
    </style:style>
    <style:style style:name="pr4" style:family="presentation" style:parent-style-name="Standard-title">
      <style:graphic-properties draw:stroke="none" draw:fill="none" draw:fill-color="#ffffff" fo:min-height="2.132cm" draw:shadow="hidden"/>
    </style:style>
    <style:style style:name="pr5" style:family="presentation" style:parent-style-name="Standard-outline1">
      <style:graphic-properties draw:stroke="none" draw:fill="none" draw:fill-color="#ffffff" fo:min-height="12.997cm" draw:shadow="hidden"/>
    </style:style>
    <style:style style:name="pr6" style:family="presentation" style:parent-style-name="Standard-notes">
      <style:graphic-properties draw:fill-color="#ffffff" fo:min-height="12.331cm"/>
    </style:style>
    <style:style style:name="pr7" style:family="presentation" style:parent-style-name="Vollbild-title">
      <style:graphic-properties draw:stroke="none" draw:fill="none" draw:fill-color="#ffffff" fo:min-height="2.132cm" draw:shadow="hidden"/>
    </style:style>
    <style:style style:name="pr8" style:family="presentation" style:parent-style-name="Vollbild-outline1">
      <style:graphic-properties draw:stroke="none" draw:fill="none" draw:fill-color="#ffffff" fo:min-height="12.86cm" draw:shadow="hidden"/>
    </style:style>
    <style:style style:name="pr9" style:family="presentation" style:parent-style-name="Vollbild-notes">
      <style:graphic-properties draw:fill-color="#ffffff" draw:auto-grow-height="true" fo:min-height="12.3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005cm" fo:margin-right="0cm" fo:text-indent="-1.005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"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" presentation:presentation-page-layout-name="AL1T0" presentation:use-date-time-name="dtd1" draw:id="id1">
        <office:forms form:automatic-focus="false" form:apply-design-mode="false"/>
        <draw:frame presentation:style-name="pr1" draw:text-style-name="P1" draw:layer="layout" svg:width="23.284cm" svg:height="2.63cm" svg:x="1.058cm" svg:y="2.784cm" presentation:class="title" presentation:placeholder="true" presentation:user-transformed="true">
          <draw:text-box/>
        </draw:frame>
        <draw:frame presentation:style-name="pr2" draw:text-style-name="P1" draw:layer="layout" svg:width="23.284cm" svg:height="3.177cm" svg:x="1.058cm" svg:y="5.508cm" presentation:class="subtitle" presentation:placeholder="true" presentation:user-transformed="true">
          <draw:text-box/>
        </draw:frame>
        <draw:frame draw:style-name="gr1" draw:text-style-name="P2" draw:layer="layout" svg:width="2.784cm" svg:height="1.092cm" svg:x="20.716cm" svg:y="0.508cm">
          <draw:image xlink:href="Pictures/100002010000008700000035556C70B2.png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706cm" svg:height="10.276cm" svg:x="2.584cm" svg:y="2.058cm" draw:page-number="1" presentation:class="page"/>
          <draw:frame presentation:style-name="pr3" draw:text-style-name="P1" draw:layer="layout" svg:width="13.838cm" svg:height="12.331cm" svg:x="2.518cm" svg:y="13.03cm" presentation:class="notes" presentation:placeholder="true">
            <draw:text-box/>
          </draw:frame>
          <draw:frame draw:style-name="gr3" draw:text-style-name="P1" draw:layer="layout" svg:width="14.595cm" svg:height="1.602cm" svg:x="2.2cm" svg:y="25.728cm">
            <draw:text-box>
              <text:p text:style-name="P1"><text:span text:style-name="T1"><text:file-name text:display="full">C:\Dokumente und Einstellungen\Administrator\Desktop\eth_praesentationen\080702_eth_vorlage_oo_linux.odp</text:file-name></text:span></text:p>
            </draw:text-box>
          </draw:frame>
        </presentation:notes>
      </draw:page>
      <draw:page draw:name="page2" draw:style-name="dp3" draw:master-page-name="Standard" presentation:presentation-page-layout-name="AL2T1" presentation:use-date-time-name="dtd1" draw:id="id2">
        <office:forms form:automatic-focus="false" form:apply-design-mode="false"/>
        <draw:frame presentation:style-name="pr4" draw:text-style-name="P1" draw:layer="layout" svg:width="23.284cm" svg:height="2.132cm" svg:x="1.058cm" svg:y="2.784cm" presentation:class="title" presentation:placeholder="true" presentation:user-transformed="true">
          <draw:text-box/>
        </draw:frame>
        <draw:frame presentation:style-name="pr5" draw:text-style-name="P3" draw:layer="layout" svg:width="23.284cm" svg:height="12.997cm" svg:x="1.058cm" svg:y="4.863cm" presentation:class="outline" presentation:placeholder="true" presentation:user-transformed="true">
          <draw:text-box/>
        </draw:frame>
        <draw:frame draw:style-name="gr1" draw:text-style-name="P2" draw:layer="layout" svg:width="2.784cm" svg:height="1.092cm" svg:x="20.716cm" svg:y="0.508cm">
          <draw:image xlink:href="Pictures/100002010000008700000035556C70B2.png" xlink:type="simple" xlink:show="embed" xlink:actuate="onLoad">
            <text:p text:style-name="P1"/>
          </draw:image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706cm" svg:height="10.276cm" svg:x="2.584cm" svg:y="2.058cm" draw:page-number="2" presentation:class="page"/>
          <draw:frame presentation:style-name="pr6" draw:text-style-name="P1" draw:layer="layout" svg:width="13.838cm" svg:height="12.331cm" svg:x="2.518cm" svg:y="13.03cm" presentation:class="notes" presentation:placeholder="true">
            <draw:text-box/>
          </draw:frame>
        </presentation:notes>
      </draw:page>
      <draw:page draw:name="page3" draw:style-name="dp3" draw:master-page-name="Vollbild" presentation:presentation-page-layout-name="AL2T1" presentation:use-date-time-name="dtd1" draw:id="id3">
        <office:forms form:automatic-focus="false" form:apply-design-mode="false"/>
        <draw:frame presentation:style-name="pr7" draw:text-style-name="P1" draw:layer="layout" svg:width="23.284cm" svg:height="2.132cm" svg:x="1.058cm" svg:y="2.984cm" presentation:class="title" presentation:placeholder="true" presentation:user-transformed="true">
          <draw:text-box/>
        </draw:frame>
        <draw:frame presentation:style-name="pr8" draw:text-style-name="P3" draw:layer="layout" svg:width="23.284cm" svg:height="12.86cm" svg:x="1.058cm" svg:y="5.2cm" presentation:class="outline" presentation:placeholder="true" presentation:user-transformed="true">
          <draw:text-box/>
        </draw:frame>
        <draw:frame draw:style-name="gr1" draw:text-style-name="P2" draw:layer="layout" svg:width="2.784cm" svg:height="1.092cm" svg:x="20.716cm" svg:y="0.508cm">
          <draw:image xlink:href="Pictures/100002010000008700000035556C70B2.png" xlink:type="simple" xlink:show="embed" xlink:actuate="onLoad">
            <text:p text:style-name="P1"/>
          </draw:image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706cm" svg:height="10.276cm" svg:x="2.584cm" svg:y="2.058cm" draw:page-number="3" presentation:class="page"/>
          <draw:frame presentation:style-name="pr9" draw:text-style-name="P4" draw:layer="layout" svg:width="13.838cm" svg:height="12.331cm" svg:x="2.518cm" svg:y="13.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top">
        <text:list-style style:name="Standard-title">
          <text:list-level-style-bullet text:level="1" text:bullet-char="•"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MalOtf" style:font-pitch="variable" fo:font-size="28pt" fo:font-style="normal" fo:text-shadow="none" style:text-underline-style="none" fo:font-weight="bold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Standard-backgroundobjects">
          <text:list-level-style-bullet text:level="1" text:bullet-char=""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0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1.746cm" fo:margin-right="0cm" fo:margin-top="0.141cm" fo:margin-bottom="0cm" style:line-height-at-least="0.776cm" fo:text-align="start" text:enable-numbering="true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2.659cm" fo:margin-right="0cm" fo:margin-top="0.141cm" fo:margin-bottom="0cm" style:line-height-at-least="0.705cm" fo:text-align="start" text:enable-numbering="true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3.73cm" fo:margin-right="0cm" fo:margin-top="0.07cm" fo:margin-bottom="0cm" style:line-height-at-least="0.635cm" fo:text-align="start" text:enable-numbering="true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4.233cm" fo:margin-right="0cm" fo:margin-top="0.088cm" fo:margin-bottom="0cm" fo:line-height="100%" fo:text-align="start" text:enable-numbering="true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4.233cm" fo:margin-right="0cm" fo:margin-top="0.088cm" fo:margin-bottom="0cm" fo:line-height="100%" fo:text-align="start" text:enable-numbering="true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4.233cm" fo:margin-right="0cm" fo:margin-top="0.088cm" fo:margin-bottom="0cm" fo:line-height="100%" fo:text-align="start" text:enable-numbering="true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4.233cm" fo:margin-right="0cm" fo:margin-top="0.088cm" fo:margin-bottom="0cm" fo:line-height="100%" fo:text-align="start" text:enable-numbering="true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4.233cm" fo:margin-right="0cm" fo:margin-top="0.088cm" fo:margin-bottom="0cm" fo:line-height="100%" fo:text-align="start" text:enable-numbering="true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title" style:family="presentation">
      <style:graphic-properties draw:stroke="none" draw:fill="none" draw:textarea-vertical-align="top">
        <text:list-style style:name="Titel-title">
          <text:list-level-style-bullet text:level="1" text:bullet-char="•"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MalOtf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bullet text:level="1" text:bullet-char=""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-backgroundobjects" style:family="presentation">
      <style:graphic-properties draw:shadow="hidden" draw:shadow-offset-x="0.3cm" draw:shadow-offset-y="0.3cm" draw:shadow-color="#808080"/>
      <style:text-properties fo:font-family="MalOtf" style:font-style-name="Book" style:font-pitch="variable" style:letter-kerning="true"/>
    </style:style>
    <style:style style:name="Titel-notes" style:family="presentation">
      <style:graphic-properties draw:stroke="none" draw:fill="none">
        <text:list-style style:name="Titel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-outline1" style:family="presentation">
      <style:graphic-properties draw:stroke="none" draw:fill="none">
        <text:list-style style:name="Titel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095cm" fo:margin-right="0cm" fo:margin-top="0.211cm" fo:margin-bottom="0cm" fo:line-height="100%" fo:text-align="start" text:enable-numbering="false" fo:text-indent="-1.005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outline2" style:family="presentation" style:parent-style-name="Titel-outline1">
      <style:paragraph-properties fo:margin-left="1.746cm" fo:margin-right="0cm" fo:margin-top="0.141cm" fo:margin-bottom="0cm" style:line-height-at-least="0.776cm" fo:text-align="start" text:enable-numbering="true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el-outline3" style:family="presentation" style:parent-style-name="Titel-outline2">
      <style:paragraph-properties fo:margin-left="2.659cm" fo:margin-right="0cm" fo:margin-top="0.141cm" fo:margin-bottom="0cm" style:line-height-at-least="0.705cm" fo:text-align="start" text:enable-numbering="true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el-outline4" style:family="presentation" style:parent-style-name="Titel-outline3">
      <style:paragraph-properties fo:margin-left="3.73cm" fo:margin-right="0cm" fo:margin-top="0.07cm" fo:margin-bottom="0cm" style:line-height-at-least="0.635cm" fo:text-align="start" text:enable-numbering="true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el-outline5" style:family="presentation" style:parent-style-name="Titel-outline4">
      <style:paragraph-properties fo:margin-left="4.233cm" fo:margin-right="0cm" fo:margin-top="0.088cm" fo:margin-bottom="0cm" fo:line-height="100%" fo:text-align="start" text:enable-numbering="true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6" style:family="presentation" style:parent-style-name="Titel-outline5">
      <style:paragraph-properties fo:margin-left="4.233cm" fo:margin-right="0cm" fo:margin-top="0.088cm" fo:margin-bottom="0cm" fo:line-height="100%" fo:text-align="start" text:enable-numbering="true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7" style:family="presentation" style:parent-style-name="Titel-outline6">
      <style:paragraph-properties fo:margin-left="4.233cm" fo:margin-right="0cm" fo:margin-top="0.088cm" fo:margin-bottom="0cm" fo:line-height="100%" fo:text-align="start" text:enable-numbering="true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8" style:family="presentation" style:parent-style-name="Titel-outline7">
      <style:paragraph-properties fo:margin-left="4.233cm" fo:margin-right="0cm" fo:margin-top="0.088cm" fo:margin-bottom="0cm" fo:line-height="100%" fo:text-align="start" text:enable-numbering="true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9" style:family="presentation" style:parent-style-name="Titel-outline8">
      <style:paragraph-properties fo:margin-left="4.233cm" fo:margin-right="0cm" fo:margin-top="0.088cm" fo:margin-bottom="0cm" fo:line-height="100%" fo:text-align="start" text:enable-numbering="true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title" style:family="presentation">
      <style:graphic-properties draw:stroke="none" draw:fill="none" draw:textarea-vertical-align="top">
        <text:list-style style:name="Vollbild-title">
          <text:list-level-style-bullet text:level="1" text:bullet-char="•"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MalOtf" style:font-style-name="Fett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Vollbild-subtitle" style:family="presentation">
      <style:graphic-properties draw:stroke="none" draw:fill="none" draw:textarea-vertical-align="middle">
        <text:list-style style:name="Vollbild-subtitle">
          <text:list-level-style-bullet text:level="1" text:bullet-char=""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ollbil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llbild-notes" style:family="presentation">
      <style:graphic-properties draw:stroke="none" draw:fill="none">
        <text:list-style style:name="Vollbil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ollbild-outline1" style:family="presentation">
      <style:graphic-properties draw:stroke="none" draw:fill="none">
        <text:list-style style:name="Vollbil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0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ffffff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outline2" style:family="presentation" style:parent-style-name="Vollbild-outline1">
      <style:paragraph-properties fo:margin-left="1.746cm" fo:margin-right="0cm" fo:margin-top="0.141cm" fo:margin-bottom="0cm" style:line-height-at-least="0.776cm" fo:text-align="start" text:enable-numbering="true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ffffff" style:text-line-through-style="none" style:text-position="0% 100%" fo:font-family="MalOtf" style:font-style-name="Book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Vollbild-outline3" style:family="presentation" style:parent-style-name="Vollbild-outline2">
      <style:paragraph-properties fo:margin-left="2.659cm" fo:margin-right="0cm" fo:margin-top="0.141cm" fo:margin-bottom="0cm" style:line-height-at-least="0.705cm" fo:text-align="start" text:enable-numbering="true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Vollbild-outline4" style:family="presentation" style:parent-style-name="Vollbild-outline3">
      <style:paragraph-properties fo:margin-left="3.73cm" fo:margin-right="0cm" fo:margin-top="0.07cm" fo:margin-bottom="0cm" style:line-height-at-least="0.635cm" fo:text-align="start" text:enable-numbering="true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Vollbild-outline5" style:family="presentation" style:parent-style-name="Vollbild-outline4">
      <style:paragraph-properties fo:margin-left="4.233cm" fo:margin-right="0cm" fo:margin-top="0.088cm" fo:margin-bottom="0cm" fo:line-height="100%" fo:text-align="start" text:enable-numbering="true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6" style:family="presentation" style:parent-style-name="Vollbild-outline5">
      <style:paragraph-properties fo:margin-left="4.233cm" fo:margin-right="0cm" fo:margin-top="0.088cm" fo:margin-bottom="0cm" fo:line-height="100%" fo:text-align="start" text:enable-numbering="true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7" style:family="presentation" style:parent-style-name="Vollbild-outline6">
      <style:paragraph-properties fo:margin-left="4.233cm" fo:margin-right="0cm" fo:margin-top="0.088cm" fo:margin-bottom="0cm" fo:line-height="100%" fo:text-align="start" text:enable-numbering="true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8" style:family="presentation" style:parent-style-name="Vollbild-outline7">
      <style:paragraph-properties fo:margin-left="4.233cm" fo:margin-right="0cm" fo:margin-top="0.088cm" fo:margin-bottom="0cm" fo:line-height="100%" fo:text-align="start" text:enable-numbering="true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9" style:family="presentation" style:parent-style-name="Vollbild-outline8">
      <style:paragraph-properties fo:margin-left="4.233cm" fo:margin-right="0cm" fo:margin-top="0.088cm" fo:margin-bottom="0cm" fo:line-height="100%" fo:text-align="start" text:enable-numbering="true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37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092cm 0.072cm 0.078cm)" draw:image-opacity="100%" style:mirror="none"/>
    </style:style>
    <style:style style:name="gr4" style:family="graphic" style:parent-style-name="standard">
      <style:graphic-properties draw:stroke="solid" svg:stroke-width="0.018cm" svg:stroke-color="#00335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.205cm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2.659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181cm"/>
    </style:style>
    <style:style style:name="pr2" style:family="presentation" style:parent-style-name="Standard-outline1" style:list-style-name="L3">
      <style:graphic-properties draw:fill-color="#ffffff" draw:auto-grow-height="false" fo:min-height="12.573cm"/>
    </style:style>
    <style:style style:name="pr3" style:family="presentation" style:parent-style-name="Standard-backgroundobjects" style:list-style-name="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4" style:family="presentation" style:parent-style-name="Standard-backgroundobjects" style:list-style-name="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/>
    </style:style>
    <style:style style:name="pr5" style:family="presentation" style:parent-style-name="Standard-backgroundobjects" style:list-style-name="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6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no-wrap" draw:shadow="hidden"/>
    </style:style>
    <style:style style:name="pr7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no-wrap" draw:shadow="hidden"/>
    </style:style>
    <style:style style:name="pr8" style:family="presentation" style:parent-style-name="Standard-backgroundobjects" style:list-style-name="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no-wrap" draw:shadow="hidden"/>
    </style:style>
    <style:style style:name="pr9" style:family="presentation" style:parent-style-name="Titel-title">
      <style:graphic-properties draw:fill-color="#ffffff" draw:auto-grow-height="false" fo:min-height="3.181cm"/>
    </style:style>
    <style:style style:name="pr10" style:family="presentation" style:parent-style-name="Titel-outline1" style:list-style-name="L3">
      <style:graphic-properties draw:fill-color="#ffffff" draw:auto-grow-height="false" fo:min-height="12.573cm"/>
    </style:style>
    <style:style style:name="pr11" style:family="presentation" style:parent-style-name="Titel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Titel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no-wrap" draw:shadow="hidden"/>
    </style:style>
    <style:style style:name="pr13" style:family="presentation" style:parent-style-name="Titel-backgroundobjects" style:list-style-name="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no-wrap" draw:shadow="hidden"/>
    </style:style>
    <style:style style:name="pr14" style:family="presentation" style:parent-style-name="Vollbild-backgroundobjects" style:list-style-name="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15" style:family="presentation" style:parent-style-name="Vollbild-backgroundobjects" style:list-style-name="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16" style:family="presentation" style:parent-style-name="Vollbild-backgroundobjects" style:list-style-name="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/>
    </style:style>
    <style:style style:name="pr17" style:family="presentation" style:parent-style-name="Vollbild-title">
      <style:graphic-properties draw:fill-color="#ffffff" draw:auto-grow-height="false" fo:min-height="3.181cm"/>
    </style:style>
    <style:style style:name="pr18" style:family="presentation" style:parent-style-name="Vollbild-outline1">
      <style:graphic-properties draw:fill-color="#ffffff" draw:auto-grow-height="false" fo:min-height="12.573cm"/>
    </style:style>
    <style:style style:name="pr19" style:family="presentation" style:parent-style-name="Vollbil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no-wrap" draw:shadow="hidden"/>
    </style:style>
    <style:style style:name="pr20" style:family="presentation" style:parent-style-name="Vollbil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no-wrap" draw:shadow="hidden"/>
    </style:style>
    <style:style style:name="pr21" style:family="presentation" style:parent-style-name="Vollbild-backgroundobjects" style:list-style-name="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005cm" fo:margin-right="0cm" fo:text-indent="-1.005cm"/>
    </style:style>
    <style:style style:name="P6" style:family="paragraph">
      <style:paragraph-properties fo:margin-left="1.746cm" fo:margin-right="0cm" fo:text-indent="-0.675cm"/>
    </style:style>
    <style:style style:name="P7" style:family="paragraph">
      <style:paragraph-properties fo:margin-left="2.659cm" fo:margin-right="0cm" fo:text-indent="-0.53cm"/>
    </style:style>
    <style:style style:name="P8" style:family="paragraph">
      <style:paragraph-properties fo:margin-left="3.73cm" fo:margin-right="0cm" fo:text-indent="-0.542cm"/>
    </style:style>
    <style:style style:name="P9" style:family="paragraph">
      <style:paragraph-properties fo:margin-left="0cm" fo:margin-right="0cm" fo:margin-top="0cm" fo:margin-bottom="0cm" fo:line-height="100%" fo:text-align="end" text:enable-numbering="false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text:enable-numbering="false" fo:text-indent="0cm" style:writing-mode="lr-tb"/>
    </style:style>
    <style:style style:name="P11" style:family="paragraph">
      <style:paragraph-properties fo:margin-left="0cm" fo:margin-right="0cm" fo:margin-top="0cm" fo:margin-bottom="0cm" fo:line-height="100%" text:enable-numbering="false" fo:text-indent="0cm"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end" text:enable-numbering="false" fo:text-indent="0cm" style:line-break="strict" style:writing-mode="lr-tb"/>
    </style:style>
    <style:style style:name="P16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8pt" fo:language="de" fo:country="DE" style:font-size-asian="8pt" style:font-size-complex="8pt"/>
    </style:style>
    <style:style style:name="T3" style:family="text">
      <style:text-properties fo:font-family="'Nimbus Roman No9 L'" style:font-pitch="variable" fo:font-size="12pt" fo:language="en" fo:country="GB" style:font-size-asian="12pt" style:font-size-complex="12pt"/>
    </style:style>
    <text:list-style style:name="L1">
      <text:list-level-style-bullet text:level="1" text:bullet-char=""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L5">
      <text:list-level-style-bullet text:level="1" text:bullet-char="">
        <style:text-properties fo:font-family="Wingdings" style:font-pitch="variable" style:font-charset="x-symbol" fo:color="#000000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583cm" svg:height="4.937cm" svg:x="1.9cm" svg:y="3.839cm" draw:page-number="1"/>
      <draw:page-thumbnail draw:layer="backgroundobjects" svg:width="6.583cm" svg:height="4.937cm" svg:x="10.396cm" svg:y="3.839cm" draw:page-number="2"/>
      <draw:page-thumbnail draw:layer="backgroundobjects" svg:width="6.583cm" svg:height="4.937cm" svg:x="1.9cm" svg:y="11.245cm" draw:page-number="3"/>
      <draw:page-thumbnail draw:layer="backgroundobjects" svg:width="6.583cm" svg:height="4.937cm" svg:x="10.396cm" svg:y="11.245cm"/>
      <draw:page-thumbnail draw:layer="backgroundobjects" svg:width="6.583cm" svg:height="4.937cm" svg:x="1.9cm" svg:y="18.651cm"/>
      <draw:page-thumbnail draw:layer="backgroundobjects" svg:width="6.583cm" svg:height="4.937cm" svg:x="10.396cm" svg:y="18.651cm"/>
      <draw:frame draw:style-name="gr1" draw:text-style-name="P1" draw:layer="backgroundobjects" svg:width="8.192cm" svg:height="1.37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92cm" svg:height="1.37cm" svg:x="10.6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92cm" svg:height="1.37cm" svg:x="0cm" svg:y="26.059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92cm" svg:height="1.37cm" svg:x="10.687cm" svg:y="26.059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draw:name="Grafik 20" draw:style-name="gr3" draw:text-style-name="P3" draw:layer="backgroundobjects" svg:width="25.4cm" svg:height="0.821cm" svg:x="0cm" svg:y="18.269cm">
        <draw:image xlink:href="Pictures/10000000000003C20000001F0BA4A101.jpg" xlink:type="simple" xlink:show="embed" xlink:actuate="onLoad">
          <text:p text:style-name="P4"/>
        </draw:image>
      </draw:frame>
      <draw:line draw:name="Line 16" draw:style-name="gr4" draw:text-style-name="P3" draw:layer="backgroundobjects" svg:x1="24.342cm" svg:y1="-0.031cm" svg:x2="24.342cm" svg:y2="0.388cm">
        <text:p text:style-name="P4"/>
      </draw:line>
      <draw:line draw:name="Line 17" draw:style-name="gr4" draw:text-style-name="P3" draw:layer="backgroundobjects" svg:x1="19.703cm" svg:y1="-0.031cm" svg:x2="19.703cm" svg:y2="0.388cm">
        <text:p text:style-name="P4"/>
      </draw:line>
      <draw:line draw:name="Line 18" draw:style-name="gr4" draw:text-style-name="P3" draw:layer="backgroundobjects" svg:x1="15.064cm" svg:y1="-0.031cm" svg:x2="15.064cm" svg:y2="0.388cm">
        <text:p text:style-name="P4"/>
      </draw:line>
      <draw:line draw:name="Line 19" draw:style-name="gr4" draw:text-style-name="P3" draw:layer="backgroundobjects" svg:x1="10.429cm" svg:y1="-0.031cm" svg:x2="10.429cm" svg:y2="0.388cm">
        <text:p text:style-name="P4"/>
      </draw:line>
      <draw:frame presentation:style-name="pr1" draw:text-style-name="P4" draw:layer="backgroundobjects" svg:width="23.284cm" svg:height="2.341cm" svg:x="1.058cm" svg:y="2.659cm" presentation:class="title">
        <draw:text-box>
          <text:p text:style-name="P4">Klicken Sie, um das Format des Titeltextes zu bearbeiten</text:p>
        </draw:text-box>
      </draw:frame>
      <draw:frame presentation:style-name="pr2" draw:text-style-name="P5" draw:layer="backgroundobjects" svg:width="23.284cm" svg:height="12.641cm" svg:x="1.058cm" svg:y="5.418cm" presentation:class="outline">
        <draw:text-box>
          <text:list text:style-name="L3">
            <text:list-item>
              <text:p text:style-name="P5">Klicken Sie, um die Formate des Gliederungstextes zu bearbeiten</text:p>
            </text:list-item>
          </text:list>
          <text:list text:style-name="L3">
            <text:list-item>
              <text:list>
                <text:list-item>
                  <text:p text:style-name="P6">Zweite Gliederungsebene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Dritte Gliederungsebene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 16" draw:style-name="gr5" draw:text-style-name="P3" draw:layer="backgroundobjects" svg:x1="6.072cm" svg:y1="18.605cm" svg:x2="6.072cm" svg:y2="19.094cm">
        <text:p text:style-name="P4"/>
      </draw:line>
      <draw:line draw:name="Line 16" draw:style-name="gr5" draw:text-style-name="P3" draw:layer="backgroundobjects" svg:x1="19.698cm" svg:y1="18.605cm" svg:x2="19.698cm" svg:y2="19.094cm">
        <text:p text:style-name="P4"/>
      </draw:line>
      <draw:frame presentation:style-name="pr3" draw:text-style-name="P9" draw:layer="backgroundobjects" svg:width="4.551cm" svg:height="1.271cm" svg:x="20.01cm" svg:y="18.433cm" presentation:class="page-number">
        <draw:text-box>
          <text:p text:style-name="P9"><text:span text:style-name="T2"><text:page-number>&lt;Nummer&gt;</text:page-number></text:span></text:p>
        </draw:text-box>
      </draw:frame>
      <draw:frame presentation:style-name="pr4" draw:text-style-name="P10" draw:layer="backgroundobjects" svg:width="13.26cm" svg:height="1.249cm" svg:x="6.222cm" svg:y="18.433cm" presentation:class="footer">
        <draw:text-box>
          <text:p text:style-name="P10"><text:span text:style-name="T2">Departement/Institut/Gruppe</text:span></text:p>
        </draw:text-box>
      </draw:frame>
      <draw:frame draw:name="Picture 12" draw:style-name="gr6" draw:text-style-name="P3" draw:layer="backgroundobjects" svg:width="4.582cm" svg:height="1.169cm" svg:x="1.054cm" svg:y="0.423cm">
        <draw:image xlink:href="Pictures/10000000000000DC000000385010F92F.png" xlink:type="simple" xlink:show="embed" xlink:actuate="onLoad">
          <text:p text:style-name="P4"/>
        </draw:image>
      </draw:frame>
      <draw:frame presentation:style-name="pr5" draw:text-style-name="P11" draw:layer="backgroundobjects" svg:width="5.063cm" svg:height="1.271cm" svg:x="0.81cm" svg:y="18.433cm" presentation:class="date-time">
        <draw:text-box>
          <text:p text:style-name="P11"><text:span text:style-name="T2"><text:date style:data-style-name="D8" text:date-value="2008-07-01">Dienstag, 1. Juli 2008</text:date></text:span></text:p>
        </draw:text-box>
      </draw:frame>
      <presentation:notes style:page-layout-name="PM0">
        <draw:rect draw:style-name="gr7" draw:text-style-name="P12" draw:layer="backgroundobjects" svg:width="18.88cm" svg:height="27.43cm" svg:x="0cm" svg:y="0cm">
          <text:p text:style-name="P4"/>
        </draw:rect>
        <draw:custom-shape draw:name="AutoShape 1" draw:style-name="gr8" draw:text-style-name="P13" draw:layer="backgroundobjects" svg:width="18.887cm" svg:height="27.433cm" svg:x="0cm" svg:y="0cm">
          <text:p text:style-name="P4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gr8" draw:text-style-name="P13" draw:layer="backgroundobjects" svg:width="18.887cm" svg:height="27.433cm" svg:x="0cm" svg:y="0cm">
          <text:p text:style-name="P4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gr8" draw:text-style-name="P13" draw:layer="backgroundobjects" svg:width="18.887cm" svg:height="27.428cm" svg:x="0cm" svg:y="0cm">
          <text:p text:style-name="P4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4" draw:layer="backgroundobjects" svg:width="8.176cm" svg:height="1.364cm" svg:x="0cm" svg:y="-0.001cm" presentation:class="header">
          <draw:text-box>
            <text:p text:style-name="P4"/>
          </draw:text-box>
        </draw:frame>
        <draw:frame presentation:style-name="pr6" draw:text-style-name="P14" draw:layer="backgroundobjects" svg:width="8.176cm" svg:height="1.364cm" svg:x="10.698cm" svg:y="-0.001cm" presentation:class="date-time">
          <draw:text-box>
            <text:p text:style-name="P4"/>
          </draw:text-box>
        </draw:frame>
        <draw:page-thumbnail presentation:style-name="Standard-title" draw:layer="backgroundobjects" svg:width="13.706cm" svg:height="10.276cm" svg:x="2.584cm" svg:y="2.058cm" presentation:class="page"/>
        <draw:frame presentation:style-name="Standard-notes" draw:layer="backgroundobjects" svg:width="13.838cm" svg:height="12.33cm" svg:x="2.518cm" svg:y="13.03cm" presentation:class="notes" presentation:placeholder="true">
          <draw:text-box/>
        </draw:frame>
        <draw:frame presentation:style-name="pr7" draw:text-style-name="P14" draw:layer="backgroundobjects" svg:width="8.176cm" svg:height="1.364cm" svg:x="0cm" svg:y="26.055cm" presentation:class="footer">
          <draw:text-box>
            <text:p text:style-name="P4"/>
          </draw:text-box>
        </draw:frame>
        <draw:frame presentation:style-name="pr8" draw:text-style-name="P15" draw:layer="backgroundobjects" svg:width="8.176cm" svg:height="1.364cm" svg:x="10.698cm" svg:y="26.055cm" presentation:class="page-number">
          <draw:text-box>
            <text:p text:style-name="P15"><text:span text:style-name="T3"><text:page-number>&lt;Nummer&gt;</text:page-number></text:span></text:p>
          </draw:text-box>
        </draw:frame>
      </presentation:notes>
    </style:master-page>
    <style:master-page style:name="Titel" style:page-layout-name="PM1" draw:style-name="dp1">
      <office:forms form:automatic-focus="false" form:apply-design-mode="false"/>
      <draw:frame draw:name="Grafik 20" draw:style-name="gr3" draw:text-style-name="P3" draw:layer="backgroundobjects" svg:width="25.4cm" svg:height="0.821cm" svg:x="0cm" svg:y="18.269cm">
        <draw:image xlink:href="Pictures/10000000000003C20000001F0BA4A101.jpg" xlink:type="simple" xlink:show="embed" xlink:actuate="onLoad">
          <text:p text:style-name="P4"/>
        </draw:image>
      </draw:frame>
      <draw:line draw:name="Line 16" draw:style-name="gr4" draw:text-style-name="P3" draw:layer="backgroundobjects" svg:x1="24.342cm" svg:y1="-0.031cm" svg:x2="24.342cm" svg:y2="0.388cm">
        <text:p text:style-name="P4"/>
      </draw:line>
      <draw:line draw:name="Line 17" draw:style-name="gr4" draw:text-style-name="P3" draw:layer="backgroundobjects" svg:x1="19.703cm" svg:y1="-0.031cm" svg:x2="19.703cm" svg:y2="0.388cm">
        <text:p text:style-name="P4"/>
      </draw:line>
      <draw:line draw:name="Line 18" draw:style-name="gr4" draw:text-style-name="P3" draw:layer="backgroundobjects" svg:x1="15.064cm" svg:y1="-0.031cm" svg:x2="15.064cm" svg:y2="0.388cm">
        <text:p text:style-name="P4"/>
      </draw:line>
      <draw:line draw:name="Line 19" draw:style-name="gr4" draw:text-style-name="P3" draw:layer="backgroundobjects" svg:x1="10.429cm" svg:y1="-0.031cm" svg:x2="10.429cm" svg:y2="0.388cm">
        <text:p text:style-name="P4"/>
      </draw:line>
      <draw:frame presentation:style-name="pr9" draw:text-style-name="P4" draw:layer="backgroundobjects" svg:width="23.5cm" svg:height="2.629cm" svg:x="1cm" svg:y="2.259cm" presentation:class="title">
        <draw:text-box>
          <text:p text:style-name="P4">Klicken Sie, um das Format des Titeltextes zu bearbeiten</text:p>
        </draw:text-box>
      </draw:frame>
      <draw:line draw:name="Line 16" draw:style-name="gr5" draw:text-style-name="P3" draw:layer="backgroundobjects" svg:x1="6.072cm" svg:y1="18.605cm" svg:x2="6.072cm" svg:y2="19.094cm">
        <text:p text:style-name="P4"/>
      </draw:line>
      <draw:line draw:name="Line 16" draw:style-name="gr5" draw:text-style-name="P3" draw:layer="backgroundobjects" svg:x1="19.698cm" svg:y1="18.605cm" svg:x2="19.698cm" svg:y2="19.094cm">
        <text:p text:style-name="P4"/>
      </draw:line>
      <draw:frame draw:name="Picture 12" draw:style-name="gr6" draw:text-style-name="P3" draw:layer="backgroundobjects" svg:width="4.582cm" svg:height="1.169cm" svg:x="1.054cm" svg:y="0.423cm">
        <draw:image xlink:href="Pictures/10000000000000DC000000385010F92F.png" xlink:type="simple" xlink:show="embed" xlink:actuate="onLoad">
          <text:p text:style-name="P4"/>
        </draw:image>
      </draw:frame>
      <draw:frame draw:name="Grafik 22" draw:style-name="gr9" draw:text-style-name="P3" draw:layer="backgroundobjects" svg:width="25.4cm" svg:height="9.128cm" svg:x="-0.004cm" svg:y="9.146cm">
        <draw:image xlink:href="Pictures/10000000000004B0000001B76A4DAD31.jpg" xlink:type="simple" xlink:show="embed" xlink:actuate="onLoad">
          <text:p text:style-name="P4"/>
        </draw:image>
      </draw:frame>
      <draw:frame presentation:style-name="pr10" draw:text-style-name="P5" draw:layer="backgroundobjects" svg:width="23.5cm" svg:height="3cm" svg:x="1cm" svg:y="5.5cm" presentation:class="outline">
        <draw:text-box>
          <text:list text:style-name="L3">
            <text:list-item>
              <text:p text:style-name="P5">Klicken Sie, um die Formate des Gliederungstextes bearbeiten</text:p>
            </text:list-item>
          </text:list>
        </draw:text-box>
      </draw:frame>
      <presentation:notes style:page-layout-name="PM0">
        <draw:rect draw:style-name="gr7" draw:text-style-name="P12" draw:layer="backgroundobjects" svg:width="18.88cm" svg:height="27.43cm" svg:x="0cm" svg:y="0cm">
          <text:p text:style-name="P4"/>
        </draw:rect>
        <draw:custom-shape draw:name="AutoShape 1" draw:style-name="gr8" draw:text-style-name="P13" draw:layer="backgroundobjects" svg:width="18.887cm" svg:height="27.433cm" svg:x="0cm" svg:y="0cm">
          <text:p text:style-name="P4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gr8" draw:text-style-name="P13" draw:layer="backgroundobjects" svg:width="18.887cm" svg:height="27.433cm" svg:x="0cm" svg:y="0cm">
          <text:p text:style-name="P4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gr8" draw:text-style-name="P13" draw:layer="backgroundobjects" svg:width="18.887cm" svg:height="27.428cm" svg:x="0cm" svg:y="0cm">
          <text:p text:style-name="P4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14" draw:layer="backgroundobjects" svg:width="8.176cm" svg:height="1.364cm" svg:x="0cm" svg:y="-0.001cm" presentation:class="header">
          <draw:text-box>
            <text:p text:style-name="P4"/>
          </draw:text-box>
        </draw:frame>
        <draw:frame presentation:style-name="pr11" draw:text-style-name="P14" draw:layer="backgroundobjects" svg:width="8.176cm" svg:height="1.364cm" svg:x="10.698cm" svg:y="-0.001cm" presentation:class="date-time">
          <draw:text-box>
            <text:p text:style-name="P4"/>
          </draw:text-box>
        </draw:frame>
        <draw:page-thumbnail presentation:style-name="Titel-title" draw:layer="backgroundobjects" svg:width="13.706cm" svg:height="10.276cm" svg:x="2.584cm" svg:y="2.058cm" presentation:class="page"/>
        <draw:frame presentation:style-name="Titel-notes" draw:layer="backgroundobjects" svg:width="13.838cm" svg:height="12.33cm" svg:x="2.518cm" svg:y="13.03cm" presentation:class="notes" presentation:placeholder="true">
          <draw:text-box/>
        </draw:frame>
        <draw:frame presentation:style-name="pr12" draw:text-style-name="P14" draw:layer="backgroundobjects" svg:width="8.176cm" svg:height="1.364cm" svg:x="0cm" svg:y="26.055cm" presentation:class="footer">
          <draw:text-box>
            <text:p text:style-name="P4"/>
          </draw:text-box>
        </draw:frame>
        <draw:frame presentation:style-name="pr13" draw:text-style-name="P15" draw:layer="backgroundobjects" svg:width="8.176cm" svg:height="1.364cm" svg:x="10.698cm" svg:y="26.055cm" presentation:class="page-number">
          <draw:text-box>
            <text:p text:style-name="P15"><text:span text:style-name="T3"><text:page-number>&lt;Nummer&gt;</text:page-number></text:span></text:p>
          </draw:text-box>
        </draw:frame>
      </presentation:notes>
    </style:master-page>
    <style:master-page style:name="Vollbild" style:page-layout-name="PM1" draw:style-name="dp1">
      <office:forms form:automatic-focus="false" form:apply-design-mode="false"/>
      <draw:frame draw:name="Grafik 20" draw:style-name="gr3" draw:text-style-name="P3" draw:layer="backgroundobjects" svg:width="25.4cm" svg:height="0.821cm" svg:x="0cm" svg:y="18.269cm">
        <draw:image xlink:href="Pictures/10000000000003C20000001F0BA4A101.jpg" xlink:type="simple" xlink:show="embed" xlink:actuate="onLoad">
          <text:p text:style-name="P4"/>
        </draw:image>
      </draw:frame>
      <draw:line draw:name="Line 16" draw:style-name="gr4" draw:text-style-name="P3" draw:layer="backgroundobjects" svg:x1="24.342cm" svg:y1="-0.031cm" svg:x2="24.342cm" svg:y2="0.388cm">
        <text:p text:style-name="P4"/>
      </draw:line>
      <draw:line draw:name="Line 17" draw:style-name="gr4" draw:text-style-name="P3" draw:layer="backgroundobjects" svg:x1="19.703cm" svg:y1="-0.031cm" svg:x2="19.703cm" svg:y2="0.388cm">
        <text:p text:style-name="P4"/>
      </draw:line>
      <draw:line draw:name="Line 18" draw:style-name="gr4" draw:text-style-name="P3" draw:layer="backgroundobjects" svg:x1="15.064cm" svg:y1="-0.031cm" svg:x2="15.064cm" svg:y2="0.388cm">
        <text:p text:style-name="P4"/>
      </draw:line>
      <draw:line draw:name="Line 19" draw:style-name="gr4" draw:text-style-name="P3" draw:layer="backgroundobjects" svg:x1="10.429cm" svg:y1="-0.031cm" svg:x2="10.429cm" svg:y2="0.388cm">
        <text:p text:style-name="P4"/>
      </draw:line>
      <draw:line draw:name="Line 16" draw:style-name="gr5" draw:text-style-name="P3" draw:layer="backgroundobjects" svg:x1="6.072cm" svg:y1="18.605cm" svg:x2="6.072cm" svg:y2="19.094cm">
        <text:p text:style-name="P4"/>
      </draw:line>
      <draw:line draw:name="Line 16" draw:style-name="gr5" draw:text-style-name="P3" draw:layer="backgroundobjects" svg:x1="19.698cm" svg:y1="18.605cm" svg:x2="19.698cm" svg:y2="19.094cm">
        <text:p text:style-name="P4"/>
      </draw:line>
      <draw:frame draw:name="Picture 12" draw:style-name="gr6" draw:text-style-name="P3" draw:layer="backgroundobjects" svg:width="4.582cm" svg:height="1.169cm" svg:x="1.054cm" svg:y="0.423cm">
        <draw:image xlink:href="Pictures/10000000000000DC000000385010F92F.png" xlink:type="simple" xlink:show="embed" xlink:actuate="onLoad">
          <text:p text:style-name="P4"/>
        </draw:image>
      </draw:frame>
      <draw:frame draw:name="Grafik 14" draw:style-name="gr10" draw:text-style-name="P3" draw:layer="backgroundobjects" svg:width="25.4cm" svg:height="16.391cm" svg:x="0cm" svg:y="2.659cm">
        <draw:image xlink:href="Pictures/10000000000003C0000002D009CA6FC9.jpg" xlink:type="simple" xlink:show="embed" xlink:actuate="onLoad">
          <text:p text:style-name="P4"/>
        </draw:image>
      </draw:frame>
      <draw:frame presentation:style-name="pr14" draw:text-style-name="P11" draw:layer="backgroundobjects" svg:width="5.063cm" svg:height="1.271cm" svg:x="0.81cm" svg:y="18.433cm" presentation:class="date-time">
        <draw:text-box>
          <text:p text:style-name="P11"><text:span text:style-name="T2"><text:date style:data-style-name="D8" text:date-value="2008-07-01">Dienstag, 1. Juli 2008</text:date></text:span></text:p>
        </draw:text-box>
      </draw:frame>
      <draw:frame presentation:style-name="pr15" draw:text-style-name="P9" draw:layer="backgroundobjects" svg:width="4.551cm" svg:height="1.271cm" svg:x="20.01cm" svg:y="18.433cm" presentation:class="page-number">
        <draw:text-box>
          <text:p text:style-name="P9"><text:span text:style-name="T2"><text:page-number>&lt;Nummer&gt;</text:page-number></text:span></text:p>
        </draw:text-box>
      </draw:frame>
      <draw:frame presentation:style-name="pr16" draw:text-style-name="P10" draw:layer="backgroundobjects" svg:width="13.26cm" svg:height="1.249cm" svg:x="6.222cm" svg:y="18.433cm" presentation:class="footer">
        <draw:text-box>
          <text:p text:style-name="P10"><text:span text:style-name="T2">Departement/Institut/Gruppe</text:span></text:p>
        </draw:text-box>
      </draw:frame>
      <draw:frame presentation:style-name="pr17" draw:text-style-name="P4" draw:layer="backgroundobjects" svg:width="22.859cm" svg:height="3.18cm" svg:x="1cm" svg:y="3.3cm" presentation:class="title">
        <draw:text-box>
          <text:p text:style-name="P4">Klicken Sie, um das Format des Titeltextes zu bearbeiten</text:p>
        </draw:text-box>
      </draw:frame>
      <draw:frame presentation:style-name="pr18" draw:text-style-name="P16" draw:layer="backgroundobjects" svg:width="23.129cm" svg:height="10.529cm" svg:x="1cm" svg:y="6.7cm" presentation:class="outline">
        <draw:text-box>
          <text:list text:style-name="L3">
            <text:list-item>
              <text:p text:style-name="P5">Klicken Sie, um die Formate des Gliederungstextes zu bearbeiten</text:p>
            </text:list-item>
          </text:list>
          <text:list text:style-name="L3">
            <text:list-item>
              <text:list>
                <text:list-item>
                  <text:p text:style-name="P6">Zweite Gliederungsebene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Dritte Gliederungsebene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gr7" draw:text-style-name="P12" draw:layer="backgroundobjects" svg:width="18.88cm" svg:height="27.43cm" svg:x="0cm" svg:y="0cm">
          <text:p text:style-name="P4"/>
        </draw:rect>
        <draw:custom-shape draw:name="AutoShape 1" draw:style-name="gr8" draw:text-style-name="P13" draw:layer="backgroundobjects" svg:width="18.887cm" svg:height="27.433cm" svg:x="0cm" svg:y="0cm">
          <text:p text:style-name="P4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gr8" draw:text-style-name="P13" draw:layer="backgroundobjects" svg:width="18.887cm" svg:height="27.433cm" svg:x="0cm" svg:y="0cm">
          <text:p text:style-name="P4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gr8" draw:text-style-name="P13" draw:layer="backgroundobjects" svg:width="18.887cm" svg:height="27.428cm" svg:x="0cm" svg:y="0cm">
          <text:p text:style-name="P4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9" draw:text-style-name="P14" draw:layer="backgroundobjects" svg:width="8.176cm" svg:height="1.364cm" svg:x="0cm" svg:y="-0.001cm" presentation:class="header">
          <draw:text-box>
            <text:p text:style-name="P4"/>
          </draw:text-box>
        </draw:frame>
        <draw:frame presentation:style-name="pr19" draw:text-style-name="P14" draw:layer="backgroundobjects" svg:width="8.176cm" svg:height="1.364cm" svg:x="10.698cm" svg:y="-0.001cm" presentation:class="date-time">
          <draw:text-box>
            <text:p text:style-name="P4"/>
          </draw:text-box>
        </draw:frame>
        <draw:page-thumbnail presentation:style-name="Vollbild-title" draw:layer="backgroundobjects" svg:width="13.706cm" svg:height="10.276cm" svg:x="2.584cm" svg:y="2.058cm" presentation:class="page"/>
        <draw:frame presentation:style-name="Vollbild-notes" draw:layer="backgroundobjects" svg:width="13.838cm" svg:height="12.33cm" svg:x="2.518cm" svg:y="13.03cm" presentation:class="notes" presentation:placeholder="true">
          <draw:text-box/>
        </draw:frame>
        <draw:frame presentation:style-name="pr20" draw:text-style-name="P14" draw:layer="backgroundobjects" svg:width="8.176cm" svg:height="1.364cm" svg:x="0cm" svg:y="26.055cm" presentation:class="footer">
          <draw:text-box>
            <text:p text:style-name="P4"/>
          </draw:text-box>
        </draw:frame>
        <draw:frame presentation:style-name="pr21" draw:text-style-name="P15" draw:layer="backgroundobjects" svg:width="8.176cm" svg:height="1.364cm" svg:x="10.698cm" svg:y="26.055cm" presentation:class="page-number">
          <draw:text-box>
            <text:p text:style-name="P15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title>PowerPoint-Präsentation</dc:title>
    <meta:initial-creator>Renato</meta:initial-creator>
    <dc:date>2008-07-01T11:22:17</dc:date>
    <meta:print-date>2008-03-19T17:04:09</meta:print-date>
    <meta:editing-cycles>262</meta:editing-cycles>
    <meta:editing-duration>PT1H18M51S</meta:editing-duration>
    <meta:user-defined meta:name="Info 1"/>
    <meta:user-defined meta:name="Info 2"/>
    <meta:user-defined meta:name="Info 3"/>
    <meta:user-defined meta:name="Info 4"/>
    <meta:document-statistic meta:object-count="94"/>
  </office:meta>
</office:document-meta>
</file>